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4943" officeooo:paragraph-rsid="001649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dd</text:p>
      <text:p text:style-name="P1"/>
      <text:p text:style-name="P1">dbUser</text:p>
      <text:p text:style-name="P1">adminDbUser</text:p>
      <text:p text:style-name="P1">pasff00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2:57:57.621006722</meta:creation-date>
    <dc:date>2016-11-04T12:59:30.553916136</dc:date>
    <meta:editing-duration>PT1M33S</meta:editing-duration>
    <meta:editing-cycles>1</meta:editing-cycles>
    <meta:document-statistic meta:table-count="0" meta:image-count="0" meta:object-count="0" meta:page-count="1" meta:paragraph-count="4" meta:word-count="4" meta:character-count="28" meta:non-whitespace-character-count="28"/>
    <meta:generator>LibreOffice/4.3.3.2$Linux_x86 LibreOffice_project/430m0$Build-2</meta:generator>
  </office:meta>
</office:document-meta>
</file>